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9400000258C52E8551E8331756.png" manifest:media-type="image/png"/>
  <manifest:file-entry manifest:full-path="Pictures/100000000000026600000200B88B192AC55CC88B.png" manifest:media-type="image/png"/>
  <manifest:file-entry manifest:full-path="Pictures/1000000000000280000001E090882AA2ED69D1C1.png" manifest:media-type="image/png"/>
  <manifest:file-entry manifest:full-path="Pictures/1000000100000320000003AAE9771163E16CB919.png" manifest:media-type="image/png"/>
  <manifest:file-entry manifest:full-path="Pictures/10000000000002F00000024B03B3EE00D108F821.png" manifest:media-type="image/png"/>
  <manifest:file-entry manifest:full-path="Pictures/1000000100000190000000626D7ED62DF5928100.png" manifest:media-type="image/png"/>
  <manifest:file-entry manifest:full-path="Pictures/10000001000002910000014DA34673C4F41CE7A3.png" manifest:media-type="image/png"/>
  <manifest:file-entry manifest:full-path="Pictures/1000000100000320000003214372337FD1D4A3A6.png" manifest:media-type="image/png"/>
  <manifest:file-entry manifest:full-path="Pictures/10000001000001D3000001D3A30EBB2B0A08B6FD.png" manifest:media-type="image/png"/>
  <manifest:file-entry manifest:full-path="Pictures/10000001000001E8000000A14C9B90A0C90E5D86.png" manifest:media-type="image/png"/>
  <manifest:file-entry manifest:full-path="Pictures/10000000000004080000024540E5D1F2FF392C70.png" manifest:media-type="image/png"/>
  <manifest:file-entry manifest:full-path="Pictures/10000001000003140000027BA4196AAC36A39EF8.png" manifest:media-type="image/png"/>
  <manifest:file-entry manifest:full-path="Pictures/10000000000004920000030CC6BA9405D02234E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635cm" svg:stroke-color="#ffffff" draw:marker-start-width="1.152cm" draw:marker-end-width="1.152cm" draw:fill-color="#f7dce5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748cm, 0cm)" draw:image-opacity="100%" style:mirror="none"/>
      <style:paragraph-properties style:writing-mode="lr-tb"/>
    </style:style>
    <style:style style:name="gr4" style:family="graphic" style:parent-style-name="standard">
      <style:graphic-properties svg:stroke-width="0.635cm" svg:stroke-color="#ffffff" draw:marker-start-width="1.152cm" draw:marker-end-width="1.152cm" draw:stroke-linejoin="miter" draw:fill="none" draw:fill-color="#b4c7dc" loext:fill-use-slide-background="false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5" style:family="graphic" style:parent-style-name="standard">
      <style:graphic-properties svg:stroke-width="0.635cm" svg:stroke-color="#ffffff" draw:marker-start-width="1.152cm" draw:marker-end-width="1.152cm" draw:stroke-linejoin="miter" draw:fill-color="#000000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36cm, 6.013cm, 5.114cm, 0.153cm)" draw:image-opacity="100%" style:mirror="none"/>
    </style:style>
    <style:style style:name="gr7" style:family="graphic" style:parent-style-name="standard">
      <style:graphic-properties svg:stroke-width="0.635cm" svg:stroke-color="#ffffff" draw:marker-start-width="1.152cm" draw:marker-end-width="1.152cm" draw:stroke-linejoin="miter" draw:fill-color="#cde9e9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8cm, 3.181cm, 0cm, 3.303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088cm, 0cm, 5.252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383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96cm, 1.587cm, 0cm, 2.651cm)" draw:image-opacity="100%" style:mirror="none"/>
    </style:style>
    <style:style style:name="gr12" style:family="graphic" style:parent-style-name="standard">
      <style:graphic-properties svg:stroke-width="0.635cm" svg:stroke-color="#ffffff" draw:marker-start-width="1.152cm" draw:marker-end-width="1.152cm" draw:stroke-linejoin="miter" draw:fill-color="#dedce6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635cm" svg:stroke-color="#ffffff" draw:marker-start-width="1.152cm" draw:marker-end-width="1.152cm" draw:stroke-linejoin="miter" draw:fill-color="#dee7e5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15" style:family="graphic" style:parent-style-name="standard">
      <style:graphic-properties svg:stroke-width="0.635cm" svg:stroke-color="#ffffff" draw:marker-start-width="1.152cm" draw:marker-end-width="1.152cm" draw:stroke-linejoin="miter" draw:fill-color="#dee6ef" draw:textarea-horizontal-align="justify" draw:textarea-vertical-align="middle" draw:auto-grow-height="false" fo:min-height="12.446cm" fo:min-width="18.866cm" fo:padding-top="0.442cm" fo:padding-bottom="0.442cm" fo:padding-left="0.567cm" fo:padding-right="0.567cm"/>
    </style:style>
    <style:style style:name="gr16" style:family="graphic" style:parent-style-name="standard">
      <style:graphic-properties svg:stroke-width="0.635cm" svg:stroke-color="#ffffff" draw:marker-start-width="1.152cm" draw:marker-end-width="1.152cm" draw:stroke-linejoin="miter" draw:fill-color="#dddddd" draw:textarea-horizontal-align="justify" draw:textarea-vertical-align="middle" draw:auto-grow-height="false" fo:min-height="15.116cm" fo:min-width="18.866cm" fo:padding-top="0.442cm" fo:padding-bottom="0.442cm" fo:padding-left="0.567cm" fo:padding-right="0.567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85cm, 3.328cm, 0.863cm, 3.078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cm, 7.384cm, 0.946cm, 1.8cm)" draw:image-opacity="100%" style:mirror="none"/>
    </style:style>
    <style:style style:name="gr19" style:family="graphic" style:parent-style-name="standard">
      <style:graphic-properties svg:stroke-width="0.635cm" svg:stroke-color="#ffffff" draw:marker-start-width="1.152cm" draw:marker-end-width="1.152cm" draw:stroke-linejoin="miter" draw:fill="none" draw:fill-color="#eeeeee" loext:fill-use-slide-background="false" draw:textarea-horizontal-align="justify" draw:textarea-vertical-align="middle" draw:auto-grow-height="false" fo:min-height="15.116cm" fo:min-width="18.866cm" fo:padding-top="0.442cm" fo:padding-bottom="0.442cm" fo:padding-left="0.567cm" fo:padding-right="0.567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533cm, 0.118cm)" draw:image-opacity="100%" style:mirror="none"/>
    </style:style>
    <style:style style:name="gr21" style:family="graphic" style:parent-style-name="Object_20_with_20_no_20_fill_20_and_20_no_20_line">
      <style:graphic-properties svg:stroke-opacity="100%" draw:textarea-horizontal-align="center" draw:textarea-vertical-align="middle" draw:color-mode="standard" draw:luminance="0%" draw:contrast="0%" draw:gamma="100%" draw:red="0%" draw:green="0%" draw:blue="0%" fo:clip="rect(0cm, 2.692cm, 0cm, 1.106cm)" draw:image-opacity="100%" style:mirror="none"/>
    </style:style>
    <style:style style:name="gr22" style:family="graphic" style:parent-style-name="standard">
      <style:graphic-properties draw:stroke="none" draw:fill="solid" draw:fill-color="#ffffff" draw:opacity="70%" draw:opacity-name="" draw:textarea-horizontal-align="justify" draw:textarea-vertical-align="middle" draw:auto-grow-height="false" fo:min-height="15.749cm" fo:min-width="19.499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7dce5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b4c7dc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cde9e9"/>
      <style:paragraph-properties fo:text-align="center"/>
    </style:style>
    <style:style style:name="P8" style:family="paragraph">
      <loext:graphic-properties draw:fill-color="#dedce6"/>
      <style:paragraph-properties fo:text-align="center"/>
    </style:style>
    <style:style style:name="P9" style:family="paragraph">
      <loext:graphic-properties draw:fill-color="#dee7e5"/>
      <style:paragraph-properties fo:text-align="center"/>
    </style:style>
    <style:style style:name="P10" style:family="paragraph">
      <loext:graphic-properties draw:fill-color="#dee6ef"/>
      <style:paragraph-properties fo:text-align="center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="none" draw:fill-color="#eeeeee"/>
      <style:paragraph-properties fo:text-align="center"/>
    </style:style>
    <style:style style:name="P13" style:family="paragraph">
      <loext:graphic-properties draw:fill="solid" draw:fill-color="#ffffff" draw:opacity="7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0cm" svg:height="13.33cm" svg:x="3.5cm" svg:y="1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19.5cm" svg:height="13.199cm" svg:x="3.8cm" svg:y="1.299cm">
          <draw:image xlink:href="Pictures/1000000000000280000001E090882AA2ED69D1C1.png" xlink:type="simple" xlink:show="embed" xlink:actuate="onLoad" draw:mime-type="image/png">
            <text:p text:style-name="P3"/>
          </draw:image>
        </draw:frame>
        <draw:custom-shape draw:style-name="gr4" draw:text-style-name="P4" draw:layer="layout" svg:width="20cm" svg:height="13.33cm" svg:x="3.5cm" svg:y="1.16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6" draw:layer="layout" svg:width="20cm" svg:height="13.33cm" svg:x="3.5cm" svg:y="1.1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9cm" svg:height="5.96cm" svg:x="4cm" svg:y="4.855cm">
          <draw:image xlink:href="Pictures/100000000000029400000258C52E8551E83317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7" draw:layer="layout" svg:width="20cm" svg:height="13.33cm" svg:x="3.5cm" svg:y="1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5.067cm" svg:height="4.641cm" svg:x="11.329cm" svg:y="5.514cm">
          <draw:image xlink:href="Pictures/1000000100000190000000626D7ED62DF5928100.png" xlink:type="simple" xlink:show="embed" xlink:actuate="onLoad" draw:mime-type="image/png">
            <text:p/>
          </draw:image>
        </draw:frame>
        <draw:frame draw:style-name="gr9" draw:text-style-name="P3" draw:layer="layout" svg:width="8.44cm" svg:height="5.304cm" draw:transform="rotate (1.5707963267949) translate (16.596cm 12.055cm)">
          <draw:image xlink:href="Pictures/1000000100000190000000626D7ED62DF5928100.png" xlink:type="simple" xlink:show="embed" xlink:actuate="onLoad" draw:mime-type="image/png">
            <text:p/>
          </draw:image>
        </draw:frame>
        <draw:frame draw:style-name="gr10" draw:text-style-name="P3" draw:layer="layout" svg:width="7.877cm" svg:height="5.304cm" draw:transform="rotate (1.5707963267949) translate (5.1cm 11.773cm)">
          <draw:image xlink:href="Pictures/1000000100000190000000626D7ED62DF592810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1" draw:text-style-name="P3" draw:layer="layout" svg:width="19.43cm" svg:height="12.7cm" svg:x="3.761cm" svg:y="1.5cm">
          <draw:image xlink:href="Pictures/10000000000002F00000024B03B3EE00D108F821.png" xlink:type="simple" xlink:show="embed" xlink:actuate="onLoad" draw:mime-type="image/png">
            <text:p/>
          </draw:image>
        </draw:frame>
        <draw:custom-shape draw:style-name="gr4" draw:text-style-name="P4" draw:layer="layout" svg:width="20cm" svg:height="13.33cm" svg:x="3.5cm" svg:y="1.1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2" draw:text-style-name="P8" draw:layer="layout" svg:width="20cm" svg:height="13.33cm" svg:x="3.5cm" svg:y="1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2.619cm" svg:height="12.636cm" svg:x="7.191cm" svg:y="1.517cm">
          <draw:image xlink:href="Pictures/1000000100000320000003214372337FD1D4A3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4" draw:text-style-name="P9" draw:layer="layout" svg:width="20cm" svg:height="13.33cm" svg:x="3.5cm" svg:y="1.17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9cm" svg:height="6.268cm" svg:x="4cm" svg:y="5cm">
          <draw:image xlink:href="Pictures/10000001000001E8000000A14C9B90A0C90E5D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5" draw:text-style-name="P10" draw:layer="layout" svg:width="20cm" svg:height="13.33cm" svg:x="3.5cm" svg:y="1.17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0.46cm" svg:height="12.265cm" svg:x="8.27cm" svg:y="1.703cm">
          <draw:image xlink:href="Pictures/1000000100000320000003AAE9771163E16CB9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6" draw:text-style-name="P11" draw:layer="layout" svg:width="20cm" svg:height="16cm" svg:x="3.5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5.392cm" svg:height="15.392cm" svg:x="5.958cm" svg:y="0.158cm">
          <draw:image xlink:href="Pictures/10000001000001D3000001D3A30EBB2B0A08B6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6" draw:text-style-name="P11" draw:layer="layout" svg:width="20cm" svg:height="16cm" svg:x="3.5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8cm" svg:height="13.199cm" svg:x="4.5cm" svg:y="1.401cm">
          <draw:image xlink:href="Pictures/10000001000002910000014DA34673C4F41CE7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8" draw:text-style-name="P3" draw:layer="layout" svg:width="20.073cm" svg:height="15.999cm" svg:x="3.426cm" svg:y="0cm">
          <draw:image xlink:href="Pictures/10000000000004080000024540E5D1F2FF392C70.png" xlink:type="simple" xlink:show="embed" xlink:actuate="onLoad" draw:mime-type="image/png">
            <text:p/>
          </draw:image>
        </draw:frame>
        <draw:custom-shape draw:style-name="gr19" draw:text-style-name="P12" draw:layer="layout" svg:width="20cm" svg:height="16cm" svg:x="3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0" draw:text-style-name="P3" draw:layer="layout" svg:width="19.699cm" svg:height="15.759cm" svg:x="3.801cm" svg:y="0.201cm">
          <draw:image xlink:href="Pictures/100000000000026600000200B88B192AC55CC88B.png" xlink:type="simple" xlink:show="embed" xlink:actuate="onLoad" draw:mime-type="image/png">
            <text:p/>
          </draw:image>
        </draw:frame>
        <draw:custom-shape draw:style-name="gr19" draw:text-style-name="P12" draw:layer="layout" svg:width="20cm" svg:height="16cm" svg:x="3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1" draw:text-style-name="P3" draw:layer="layout" svg:width="19.999cm" svg:height="15.749cm" svg:x="3.5cm" svg:y="0.001cm">
          <draw:image xlink:href="Pictures/10000000000004920000030CC6BA9405D02234EB.png" xlink:type="simple" xlink:show="embed" xlink:actuate="onLoad" draw:mime-type="image/png">
            <text:p/>
          </draw:image>
        </draw:frame>
        <draw:custom-shape draw:style-name="gr22" draw:text-style-name="P13" draw:layer="layout" svg:width="19.999cm" svg:height="15.999cm" svg:x="3.501cm" svg:y="0.0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0cm" svg:height="16cm" svg:x="3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9.533cm" svg:height="15.749cm" svg:x="3.733cm" svg:y="0.125cm">
          <draw:image xlink:href="Pictures/10000001000003140000027BA4196AAC36A39E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4T17:19:55.284000000</meta:creation-date>
    <dc:date>2024-03-15T21:57:10.108000000</dc:date>
    <meta:editing-duration>P1DT4H37M15S</meta:editing-duration>
    <meta:editing-cycles>2</meta:editing-cycles>
    <meta:generator>LibreOffice/7.5.6.2$Windows_X86_64 LibreOffice_project/f654817fb68d6d4600d7d2f6b647e47729f55f15</meta:generator>
    <meta:document-statistic meta:object-count="76"/>
  </office:meta>
</office:document-meta>
</file>